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Andale Sans UI" svg:font-family="'Andale Sans UI'" style:font-pitch="variable"/>
    <style:font-face style:name="Lucida Sans" svg:font-family="'Lucida Sans'" style:font-pitch="variable"/>
    <style:font-face style:name="Lucida Bright" svg:font-family="'Lucida Bright'" style:font-family-generic="roman" style:font-pitch="variable"/>
  </office:font-face-decls>
  <office:automatic-styles>
    <style:style style:name="P1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Bitstream Vera Sans Mono" fo:font-size="8pt" fo:background-color="#ffffff" style:font-size-asian="8pt" style:font-size-complex="8pt"/>
    </style:style>
    <style:style style:name="P3" style:family="paragraph" style:parent-style-name="Preformatted_20_Text">
      <style:paragraph-properties fo:margin-top="0cm" fo:margin-bottom="0.499cm"/>
      <style:text-properties fo:color="#000000" style:font-name="Bitstream Vera Sans Mono" fo:font-size="8pt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1: </text:span><text:span text:style-name="T2">import</text:span> java<text:span text:style-name="T2">.</text:span>io<text:span text:style-name="T2">.</text:span>BufferedReader<text:span text:style-name="T2">;</text:span></text:p>
      <text:p text:style-name="P1"><text:span text:style-name="T1"><text:s text:c="2"/>2: </text:span><text:span text:style-name="T2">import</text:span> java<text:span text:style-name="T2">.</text:span>io<text:span text:style-name="T2">.</text:span>InputStreamReader<text:span text:style-name="T2">;</text:span></text:p>
      <text:p text:style-name="P1"><text:span text:style-name="T1"><text:s text:c="2"/>3: </text:span><text:span text:style-name="T2">import</text:span> java<text:span text:style-name="T2">.</text:span>io<text:span text:style-name="T2">.</text:span>FileReader<text:span text:style-name="T2">;</text:span></text:p>
      <text:p text:style-name="P1"><text:span text:style-name="T1"><text:s text:c="2"/>4: </text:span><text:span text:style-name="T2">import</text:span> java<text:span text:style-name="T2">.</text:span>io<text:span text:style-name="T2">.</text:span>IOException<text:span text:style-name="T2">;</text:span></text:p>
      <text:p text:style-name="P1"><text:span text:style-name="T1"><text:s text:c="2"/>5: </text:span><text:span text:style-name="T2">import</text:span> java<text:span text:style-name="T2">.</text:span>io<text:span text:style-name="T2">.</text:span>FileNotFoundException<text:span text:style-name="T2">;</text:span></text:p>
      <text:p text:style-name="P1"><text:span text:style-name="T1"><text:s text:c="2"/>6: </text:span><text:span text:style-name="T2">import</text:span> javax<text:span text:style-name="T2">.</text:span>swing<text:span text:style-name="T2">.</text:span>JOptionPane<text:span text:style-name="T2">;</text:span></text:p>
      <text:p text:style-name="P2"><text:s text:c="2"/>7: </text:p>
      <text:p text:style-name="P1"><text:span text:style-name="T1"><text:s text:c="2"/>8: </text:span><text:span text:style-name="T2">public</text:span> <text:span text:style-name="T2">class</text:span> PeopleIndexer <text:span text:style-name="T2">{</text:span></text:p>
      <text:p text:style-name="P1"><text:span text:style-name="T1"><text:s text:c="2"/>9: </text:span><text:s text:c="3"/></text:p>
      <text:p text:style-name="P1"><text:span text:style-name="T1"><text:s/>10: </text:span><text:s text:c="3"/><text:span text:style-name="T2">static</text:span> HumanTree dataCPF<text:span text:style-name="T2">;</text:span></text:p>
      <text:p text:style-name="P1"><text:span text:style-name="T1"><text:s/>11: </text:span><text:s text:c="3"/><text:span text:style-name="T2">static</text:span> HumanTree dataNome<text:span text:style-name="T2">;</text:span></text:p>
      <text:p text:style-name="P1"><text:span text:style-name="T1"><text:s/>12: </text:span><text:s text:c="3"/><text:span text:style-name="T2">static</text:span> JOptionPane panel = <text:span text:style-name="T2">new</text:span> JOptionPane<text:span text:style-name="T2">();</text:span></text:p>
      <text:p text:style-name="P2"><text:s/>13: </text:p>
      <text:p text:style-name="P1"><text:span text:style-name="T1"><text:s/>14: </text:span><text:s text:c="3"/><text:span text:style-name="T2">public</text:span> <text:span text:style-name="T2">static</text:span> <text:span text:style-name="T2">void</text:span> main <text:span text:style-name="T2">(</text:span>String arquivo<text:span text:style-name="T2">[])</text:span> <text:span text:style-name="T2">throws</text:span> IOException <text:span text:style-name="T2">{</text:span></text:p>
      <text:p text:style-name="P1"><text:span text:style-name="T1"><text:s/>15: </text:span><text:s text:c="3"/></text:p>
      <text:p text:style-name="P1"><text:span text:style-name="T1"><text:s/>16: </text:span><text:s text:c="11"/><text:span text:style-name="T3">//Instancia as arvores com um nodo "dummy"</text:span></text:p>
      <text:p text:style-name="P1"><text:span text:style-name="T1"><text:s/>17: </text:span><text:s text:c="11"/>dataCPF = <text:span text:style-name="T2">new</text:span> HumanTree<text:span text:style-name="T2">(</text:span>"0"<text:span text:style-name="T2">,</text:span>"0"<text:span text:style-name="T2">,</text:span>"0"<text:span text:style-name="T2">,</text:span>'0'<text:span text:style-name="T2">,</text:span>0<text:span text:style-name="T2">);</text:span></text:p>
      <text:p text:style-name="P1"><text:span text:style-name="T1"><text:s/>18: </text:span><text:s text:c="11"/>dataNome = <text:span text:style-name="T2">new</text:span> HumanTree<text:span text:style-name="T2">(</text:span>"0"<text:span text:style-name="T2">,</text:span>"0"<text:span text:style-name="T2">,</text:span>"0"<text:span text:style-name="T2">,</text:span>'0'<text:span text:style-name="T2">,</text:span>0<text:span text:style-name="T2">);</text:span></text:p>
      <text:p text:style-name="P1"><text:span text:style-name="T1"><text:s/>19: </text:span><text:s text:c="3"/></text:p>
      <text:p text:style-name="P1"><text:span text:style-name="T1"><text:s/>20: </text:span><text:s text:c="11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21: </text:span><text:s text:c="11"/>System<text:span text:style-name="T2">.</text:span>out<text:span text:style-name="T2">.</text:span>println<text:span text:style-name="T2">(</text:span>"PeopleIndexer(Arvores Binarias) - TPV - AEDSII"<text:span text:style-name="T2">);</text:span></text:p>
      <text:p text:style-name="P1"><text:span text:style-name="T1"><text:s/>22: </text:span><text:s text:c="11"/>System<text:span text:style-name="T2">.</text:span>out<text:span text:style-name="T2">.</text:span>println<text:span text:style-name="T2">(</text:span>"Aluno: Gustavo Campos Ferreira Guimaraes - 2005041291"<text:span text:style-name="T2">);</text:span></text:p>
      <text:p text:style-name="P1"><text:span text:style-name="T1"><text:s/>23: </text:span><text:s text:c="11"/>System<text:span text:style-name="T2">.</text:span>out<text:span text:style-name="T2">.</text:span>println<text:span text:style-name="T2">(</text:span>"Professor: Roberto Bigonha"<text:span text:style-name="T2">);</text:span></text:p>
      <text:p text:style-name="P1"><text:span text:style-name="T1"><text:s/>24: </text:span><text:s text:c="11"/>System<text:span text:style-name="T2">.</text:span>out<text:span text:style-name="T2">.</text:span>println<text:span text:style-name="T2">(</text:span>"-----------------------------------------------------"<text:span text:style-name="T2">);</text:span></text:p>
      <text:p text:style-name="P2"><text:s/>25: </text:p>
      <text:p text:style-name="P1"><text:span text:style-name="T1"><text:s/>26: </text:span><text:s text:c="11"/>BufferedReader enArquivo = <text:span text:style-name="T2">new</text:span> BufferedReader <text:span text:style-name="T2">(</text:span> <text:span text:style-name="T2">new</text:span> InputStreamReader <text:span text:style-name="T2">(</text:span> System<text:span text:style-name="T2">.</text:span>in <text:span text:style-name="T2">)</text:span> <text:span text:style-name="T2">);</text:span></text:p>
      <text:p text:style-name="P1"><text:span text:style-name="T1"><text:s/>27: </text:span><text:s text:c="11"/>BufferedReader enTeclado = <text:span text:style-name="T2">new</text:span> BufferedReader <text:span text:style-name="T2">(</text:span> <text:span text:style-name="T2">new</text:span> InputStreamReader <text:span text:style-name="T2">(</text:span> System<text:span text:style-name="T2">.</text:span>in <text:span text:style-name="T2">)</text:span> <text:span text:style-name="T2">);</text:span></text:p>
      <text:p text:style-name="P1"><text:span text:style-name="T1"><text:s/>28: </text:span><text:s text:c="11"/><text:span text:style-name="T3">//Recebe as entradas</text:span></text:p>
      <text:p text:style-name="P1"><text:span text:style-name="T1"><text:s/>29: </text:span><text:s text:c="11"/><text:span text:style-name="T2">try</text:span> <text:span text:style-name="T2">{</text:span></text:p>
      <text:p text:style-name="P1"><text:span text:style-name="T1"><text:s/>30: </text:span><text:s text:c="19"/><text:span text:style-name="T2">if</text:span> <text:span text:style-name="T2">(</text:span>arquivo<text:span text:style-name="T2">.</text:span>length == 0<text:span text:style-name="T2">)</text:span> <text:span text:style-name="T2">{</text:span></text:p>
      <text:p text:style-name="P1"><text:span text:style-name="T1"><text:s/>31: </text:span><text:s text:c="27"/>System<text:span text:style-name="T2">.</text:span>out<text:span text:style-name="T2">.</text:span>println<text:span text:style-name="T2">(</text:span>"Voce deve passar o arquivo de entrada como parametro"<text:span text:style-name="T2">);</text:span></text:p>
      <text:p text:style-name="P1"><text:span text:style-name="T1"><text:s/>32: </text:span><text:s text:c="27"/>System<text:span text:style-name="T2">.</text:span>exit<text:span text:style-name="T2">(</text:span>0<text:span text:style-name="T2">);</text:span></text:p>
      <text:p text:style-name="P1"><text:span text:style-name="T1"><text:s/>33: </text:span><text:s text:c="19"/><text:span text:style-name="T2">}</text:span> <text:span text:style-name="T2">else</text:span> enArquivo = <text:span text:style-name="T2">new</text:span> BufferedReader <text:span text:style-name="T2">(</text:span> <text:span text:style-name="T2">new</text:span> FileReader<text:span text:style-name="T2">(</text:span>arquivo<text:span text:style-name="T2">[</text:span>0<text:span text:style-name="T2">])</text:span> <text:span text:style-name="T2">);</text:span></text:p>
      <text:p text:style-name="P1"><text:span text:style-name="T1"><text:s/>34: </text:span><text:s text:c="11"/><text:span text:style-name="T2">}</text:span></text:p>
      <text:p text:style-name="P1"><text:span text:style-name="T1"><text:s/>35: </text:span><text:s text:c="11"/><text:span text:style-name="T2">catch</text:span> <text:span text:style-name="T2">(</text:span>FileNotFoundException erro<text:span text:style-name="T2">)</text:span> <text:span text:style-name="T2">{</text:span></text:p>
      <text:p text:style-name="P1"><text:span text:style-name="T1"><text:s/>36: </text:span><text:s text:c="19"/>System<text:span text:style-name="T2">.</text:span>out<text:span text:style-name="T2">.</text:span>println<text:span text:style-name="T2">(</text:span>"Arquivo nao encontrado, confira o nome do arquivo"<text:span text:style-name="T2">);</text:span></text:p>
      <text:p text:style-name="P1"><text:span text:style-name="T1"><text:s/>37: </text:span><text:s text:c="19"/>System<text:span text:style-name="T2">.</text:span>exit<text:span text:style-name="T2">(</text:span>0<text:span text:style-name="T2">);</text:span></text:p>
      <text:p text:style-name="P1"><text:span text:style-name="T1"><text:s/>38: </text:span><text:s text:c="11"/><text:span text:style-name="T2">}</text:span></text:p>
      <text:p text:style-name="P1"><text:span text:style-name="T1"><text:s/>39: </text:span><text:s text:c="11"/></text:p>
      <text:p text:style-name="P1"><text:span text:style-name="T1"><text:s/>40: </text:span><text:s text:c="11"/><text:span text:style-name="T2">boolean</text:span> endOfFile = false<text:span text:style-name="T2">;</text:span></text:p>
      <text:p text:style-name="P1"><text:span text:style-name="T1"><text:s/>41: </text:span><text:s text:c="11"/><text:span text:style-name="T2">int</text:span> <text:s text:c="4"/>regNum = 0<text:span text:style-name="T2">;</text:span></text:p>
      <text:p text:style-name="P2"><text:s/>42: </text:p>
      <text:p text:style-name="P1"><text:span text:style-name="T1"><text:s/>43: </text:span><text:s text:c="11"/>String linha<text:span text:style-name="T2">;</text:span></text:p>
      <text:p text:style-name="P1"><text:span text:style-name="T1"><text:s/>44: </text:span><text:s text:c="11"/>String<text:span text:style-name="T2">[]</text:span> dados = <text:span text:style-name="T2">new</text:span> String<text:span text:style-name="T2">[</text:span>5<text:span text:style-name="T2">];</text:span></text:p>
      <text:p text:style-name="P2"><text:s/>45: </text:p>
      <text:p text:style-name="P1"><text:span text:style-name="T1"><text:s/>46: </text:span><text:s text:c="11"/><text:span text:style-name="T2">do</text:span> <text:span text:style-name="T2">{</text:span></text:p>
      <text:p text:style-name="P1"><text:span text:style-name="T1"><text:s/>47: </text:span><text:s text:c="19"/><text:span text:style-name="T2">for</text:span> <text:span text:style-name="T2">(int</text:span> i = 0<text:span text:style-name="T2">;</text:span> i&lt;5<text:span text:style-name="T2">;</text:span> i++<text:span text:style-name="T2">)</text:span> <text:span text:style-name="T2">{</text:span></text:p>
      <text:p text:style-name="P1"><text:span text:style-name="T1"><text:s/>48: </text:span><text:s text:c="27"/><text:span text:style-name="T2">try</text:span> <text:span text:style-name="T2">{</text:span></text:p>
      <text:p text:style-name="P1"><text:span text:style-name="T1"><text:s/>49: </text:span><text:s text:c="35"/>linha = enArquivo<text:span text:style-name="T2">.</text:span>readLine<text:span text:style-name="T2">();</text:span></text:p>
      <text:p text:style-name="P1"><text:span text:style-name="T1"><text:s/>50: </text:span><text:s text:c="35"/><text:span text:style-name="T2">if</text:span> <text:span text:style-name="T2">(</text:span> !linha<text:span text:style-name="T2">.</text:span>equals<text:span text:style-name="T2">(</text:span>"endOfFile"<text:span text:style-name="T2">)</text:span> <text:span text:style-name="T2">)</text:span> <text:span text:style-name="T2">{</text:span></text:p>
      <text:p text:style-name="P1"><text:span text:style-name="T1"><text:s/>51: </text:span><text:s text:c="43"/>dados<text:span text:style-name="T2">[</text:span>i<text:span text:style-name="T2">]</text:span>=linha<text:span text:style-name="T2">;</text:span></text:p>
      <text:p text:style-name="P1"><text:span text:style-name="T1"><text:s/>52: </text:span><text:s text:c="35"/><text:span text:style-name="T2">}</text:span> <text:span text:style-name="T2">else</text:span> <text:span text:style-name="T2">{</text:span></text:p>
      <text:p text:style-name="P1"><text:span text:style-name="T1"><text:s/>53: </text:span><text:s text:c="43"/>endOfFile = true<text:span text:style-name="T2">;</text:span></text:p>
      <text:p text:style-name="P1"><text:span text:style-name="T1"><text:s/>54: </text:span><text:s text:c="43"/><text:span text:style-name="T2">break;</text:span></text:p>
      <text:p text:style-name="P1"><text:span text:style-name="T1"><text:s/>55: </text:span><text:s text:c="35"/><text:span text:style-name="T2">}</text:span></text:p>
      <text:p text:style-name="P1"><text:span text:style-name="T1"><text:s/>56: </text:span><text:s text:c="27"/><text:span text:style-name="T2">}</text:span></text:p>
      <text:p text:style-name="P1"><text:span text:style-name="T1"><text:s/>57: </text:span><text:s text:c="27"/><text:span text:style-name="T2">catch</text:span> <text:span text:style-name="T2">(</text:span>IOException error<text:span text:style-name="T2">)</text:span> <text:span text:style-name="T2">{</text:span></text:p>
      <text:p text:style-name="P1"><text:span text:style-name="T1"><text:s/>58: </text:span><text:s text:c="35"/>System<text:span text:style-name="T2">.</text:span>out<text:span text:style-name="T2">.</text:span>println<text:span text:style-name="T2">(</text:span>"Erro"+error<text:span text:style-name="T2">);</text:span></text:p>
      <text:p text:style-name="P1"><text:span text:style-name="T1"><text:s/>59: </text:span><text:s text:c="27"/><text:span text:style-name="T2">}</text:span></text:p>
      <text:p text:style-name="P1"><text:span text:style-name="T1"><text:s/>60: </text:span><text:s text:c="19"/><text:span text:style-name="T2">}</text:span> </text:p>
      <text:p text:style-name="P1"><text:span text:style-name="T1"><text:s/>61: </text:span><text:s text:c="19"/><text:span text:style-name="T2">if</text:span> <text:span text:style-name="T2">(</text:span> !endOfFile <text:span text:style-name="T2">)</text:span> <text:span text:style-name="T2">{</text:span></text:p>
      <text:p text:style-name="P1"><text:span text:style-name="T1"><text:s/>62: </text:span><text:s text:c="27"/>dataCPF<text:span text:style-name="T2">.</text:span>insertByCPF <text:span text:style-name="T2">(</text:span> <text:span text:style-name="T2">new</text:span> HumanTree <text:span text:style-name="T2">(</text:span></text:p>
      <text:p text:style-name="P1"><text:span text:style-name="T1"><text:s/>63: </text:span><text:s text:c="43"/>dados<text:span text:style-name="T2">[</text:span>0<text:span text:style-name="T2">],</text:span> dados<text:span text:style-name="T2">[</text:span>1<text:span text:style-name="T2">],</text:span> dados<text:span text:style-name="T2">[</text:span>2<text:span text:style-name="T2">],</text:span> dados<text:span text:style-name="T2">[</text:span>3<text:span text:style-name="T2">].</text:span>charAt<text:span text:style-name="T2">(</text:span>0<text:span text:style-name="T2">),</text:span> Integer<text:span text:style-name="T2">.</text:span>parseInt<text:span text:style-name="T2">(</text:span>dados<text:span text:style-name="T2">[</text:span>4<text:span text:style-name="T2">])</text:span></text:p>
      <text:p text:style-name="P1"><text:span text:style-name="T1"><text:s/>64: </text:span><text:s text:c="35"/><text:span text:style-name="T2">)</text:span> </text:p>
      <text:p text:style-name="P1"><text:span text:style-name="T1"><text:s/>65: </text:span><text:s text:c="27"/><text:span text:style-name="T2">);</text:span></text:p>
      <text:p text:style-name="P1"><text:span text:style-name="T1"><text:s/>66: </text:span><text:s text:c="27"/>dataNome<text:span text:style-name="T2">.</text:span>insertByNome <text:span text:style-name="T2">(new</text:span> HumanTree<text:span text:style-name="T2">(</text:span></text:p>
      <text:p text:style-name="P1"><text:span text:style-name="T1"><text:s/>67: </text:span><text:s text:c="43"/>dados<text:span text:style-name="T2">[</text:span>0<text:span text:style-name="T2">],</text:span> dados<text:span text:style-name="T2">[</text:span>1<text:span text:style-name="T2">],</text:span> dados<text:span text:style-name="T2">[</text:span>2<text:span text:style-name="T2">],</text:span> dados<text:span text:style-name="T2">[</text:span>3<text:span text:style-name="T2">].</text:span>charAt<text:span text:style-name="T2">(</text:span>0<text:span text:style-name="T2">),</text:span> Integer<text:span text:style-name="T2">.</text:span>parseInt<text:span text:style-name="T2">(</text:span>dados<text:span text:style-name="T2">[</text:span>4<text:span text:style-name="T2">])</text:span></text:p>
      <text:p text:style-name="P1"><text:span text:style-name="T1"><text:s/>68: </text:span><text:s text:c="35"/><text:span text:style-name="T2">)</text:span></text:p>
      <text:p text:style-name="P1"><text:span text:style-name="T1"><text:s/>69: </text:span><text:s text:c="27"/><text:span text:style-name="T2">);</text:span></text:p>
      <text:p text:style-name="P1"><text:span text:style-name="T1"><text:s/>70: </text:span><text:s text:c="27"/>regNum++<text:span text:style-name="T2">;</text:span></text:p>
      <text:p text:style-name="P1"><text:span text:style-name="T1"><text:s/>71: </text:span><text:s text:c="27"/></text:p>
      <text:p text:style-name="P1"><text:span text:style-name="T1"><text:s/>72: </text:span><text:s text:c="19"/><text:span text:style-name="T2">}</text:span></text:p>
      <text:p text:style-name="P1"><text:span text:style-name="T1"><text:s/>73: </text:span><text:s text:c="11"/><text:span text:style-name="T2">}</text:span> <text:span text:style-name="T2">while</text:span> <text:span text:style-name="T2">(</text:span>!endOfFile<text:span text:style-name="T2">);</text:span></text:p>
      <text:p text:style-name="P1"><text:span text:style-name="T1"><text:s/>74: </text:span><text:s text:c="11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75: </text:span><text:s text:c="11"/>System<text:span text:style-name="T2">.</text:span>out<text:span text:style-name="T2">.</text:span>println<text:span text:style-name="T2">(</text:span>"Inseridos "+regNum+" registros"<text:span text:style-name="T2">);</text:span></text:p>
      <text:p text:style-name="P1"><text:span text:style-name="T1"><text:s/>76: </text:span><text:s text:c="11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77: </text:span><text:s text:c="11"/><text:span text:style-name="T2">while</text:span> <text:span text:style-name="T2">(</text:span>true<text:span text:style-name="T2">)</text:span> <text:span text:style-name="T2">{</text:span></text:p>
      <text:p text:style-name="P1"><text:span text:style-name="T1"><text:s/>78: </text:span><text:s text:c="19"/>System<text:span text:style-name="T2">.</text:span>out<text:span text:style-name="T2">.</text:span>println<text:span text:style-name="T2">(</text:span>"Escolha uma opcao:"<text:span text:style-name="T2">);</text:span></text:p>
      <text:p text:style-name="P1"><text:span text:style-name="T1"><text:s/>79: </text:span><text:s text:c="19"/>System<text:span text:style-name="T2">.</text:span>out<text:span text:style-name="T2">.</text:span>println<text:span text:style-name="T2">(</text:span>"1 - Buscar um registro por CPF"<text:span text:style-name="T2">);</text:span></text:p>
      <text:p text:style-name="P1"><text:span text:style-name="T1"><text:s/>80: </text:span><text:s text:c="19"/>System<text:span text:style-name="T2">.</text:span>out<text:span text:style-name="T2">.</text:span>println<text:span text:style-name="T2">(</text:span>"2 - Buscar registros por nome"<text:span text:style-name="T2">);</text:span></text:p>
      <text:p text:style-name="P1"><text:span text:style-name="T1"><text:s/>81: </text:span><text:s text:c="19"/>System<text:span text:style-name="T2">.</text:span>out<text:span text:style-name="T2">.</text:span>println<text:span text:style-name="T2">(</text:span>"3 - Apagar um Registro"<text:span text:style-name="T2">);</text:span></text:p>
      <text:p text:style-name="P1"><text:span text:style-name="T1"><text:s/>82: </text:span><text:s text:c="19"/>System<text:span text:style-name="T2">.</text:span>out<text:span text:style-name="T2">.</text:span>println<text:span text:style-name="T2">(</text:span>"4 - Visualizar banco ordenado por CPF"<text:span text:style-name="T2">);</text:span></text:p>
      <text:p text:style-name="P1"><text:span text:style-name="T1"><text:s/>83: </text:span><text:s text:c="19"/>System<text:span text:style-name="T2">.</text:span>out<text:span text:style-name="T2">.</text:span>println<text:span text:style-name="T2">(</text:span>"5 - Visualizar banco ordenado por Nome"<text:span text:style-name="T2">);</text:span></text:p>
      <text:p text:style-name="P1"><text:span text:style-name="T1"><text:s/>84: </text:span><text:s text:c="19"/>System<text:span text:style-name="T2">.</text:span>out<text:span text:style-name="T2">.</text:span>println<text:span text:style-name="T2">(</text:span>"6 - Sair do Programa: "<text:span text:style-name="T2">);</text:span></text:p>
      <text:p text:style-name="P1"><text:span text:style-name="T1"><text:s/>85: </text:span><text:s text:c="19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86: </text:span><text:s text:c="19"/><text:span text:style-name="T2">int</text:span> option = 0<text:span text:style-name="T2">;</text:span></text:p>
      <text:p text:style-name="P1"><text:span text:style-name="T1"><text:s/>87: </text:span><text:s text:c="19"/></text:p>
      <text:p text:style-name="P1"><text:span text:style-name="T1"><text:s/>88: </text:span><text:s text:c="19"/><text:span text:style-name="T2">try</text:span> <text:span text:style-name="T2">{</text:span> option = Integer<text:span text:style-name="T2">.</text:span>parseInt <text:span text:style-name="T2">(</text:span>enTeclado<text:span text:style-name="T2">.</text:span>readLine<text:span text:style-name="T2">());</text:span> <text:span text:style-name="T2">}</text:span></text:p>
      <text:p text:style-name="P1"><text:span text:style-name="T1"><text:s/>89: </text:span><text:s text:c="19"/><text:span text:style-name="T2">catch</text:span> <text:span text:style-name="T2">(</text:span>IOException e<text:span text:style-name="T2">)</text:span> <text:span text:style-name="T2">{</text:span> option = -1<text:span text:style-name="T2">;</text:span> <text:span text:style-name="T2">}</text:span></text:p>
      <text:p text:style-name="P1"><text:span text:style-name="T1"><text:s/>90: </text:span><text:s text:c="19"/><text:span text:style-name="T2">catch</text:span> <text:span text:style-name="T2">(</text:span>NumberFormatException e<text:span text:style-name="T2">)</text:span> <text:span text:style-name="T2">{</text:span> option = -1<text:span text:style-name="T2">;</text:span> <text:span text:style-name="T2">}</text:span></text:p>
      <text:p text:style-name="P1"><text:span text:style-name="T1"><text:s/>91: </text:span><text:s text:c="19"/></text:p>
      <text:p text:style-name="P1"><text:span text:style-name="T1"><text:s/>92: </text:span><text:s text:c="19"/><text:span text:style-name="T2">switch</text:span> <text:span text:style-name="T2">(</text:span>option<text:span text:style-name="T2">)</text:span> <text:span text:style-name="T2">{</text:span></text:p>
      <text:p text:style-name="P1"><text:span text:style-name="T1"><text:s/>93: </text:span><text:s text:c="27"/><text:span text:style-name="T2">case</text:span> 1: buscaPorCPF<text:span text:style-name="T2">();</text:span></text:p>
      <text:p text:style-name="P1"><text:span text:style-name="T1"><text:s/>94: </text:span><text:s text:c="27"/><text:span text:style-name="T2">break;</text:span></text:p>
      <text:p text:style-name="P1"><text:span text:style-name="T1"><text:s/>95: </text:span><text:s text:c="27"/><text:span text:style-name="T2">case</text:span> 2: buscaPorNome<text:span text:style-name="T2">();</text:span></text:p>
      <text:p text:style-name="P1"><text:span text:style-name="T1"><text:s/>96: </text:span><text:s text:c="27"/><text:span text:style-name="T2">break;</text:span></text:p>
      <text:p text:style-name="P1"><text:span text:style-name="T1"><text:s/>97: </text:span><text:s text:c="27"/><text:span text:style-name="T2">case</text:span> 3: deletaRegistro<text:span text:style-name="T2">();</text:span></text:p>
      <text:p text:style-name="P1"><text:span text:style-name="T1"><text:s/>98: </text:span><text:s text:c="27"/><text:span text:style-name="T2">break;</text:span></text:p>
      <text:p text:style-name="P1"><text:span text:style-name="T1"><text:s/>99: </text:span><text:s text:c="27"/><text:span text:style-name="T2">case</text:span> 4: dataCPF<text:span text:style-name="T2">.</text:span>caminhaPreOrdem<text:span text:style-name="T2">();</text:span></text:p>
      <text:p text:style-name="P1"><text:span text:style-name="T1">100: </text:span><text:s text:c="27"/><text:span text:style-name="T2">break;</text:span></text:p>
      <text:p text:style-name="P1"><text:span text:style-name="T1">101: </text:span><text:s text:c="27"/><text:span text:style-name="T2">case</text:span> 5: dataNome<text:span text:style-name="T2">.</text:span>caminhaPreOrdem<text:span text:style-name="T2">();</text:span></text:p>
      <text:p text:style-name="P1"><text:span text:style-name="T1">102: </text:span><text:s text:c="27"/><text:span text:style-name="T2">break;</text:span></text:p>
      <text:p text:style-name="P1"><text:span text:style-name="T1">103: </text:span><text:s text:c="27"/><text:span text:style-name="T2">case</text:span> 6: System<text:span text:style-name="T2">.</text:span>exit<text:span text:style-name="T2">(</text:span>0<text:span text:style-name="T2">);</text:span> <text:s text:c="24"/></text:p>
      <text:p text:style-name="P1"><text:span text:style-name="T1">104: </text:span><text:s text:c="27"/><text:span text:style-name="T2">break;</text:span></text:p>
      <text:p text:style-name="P1"><text:span text:style-name="T1">105: </text:span><text:s text:c="27"/><text:span text:style-name="T2">case</text:span> -1: System<text:span text:style-name="T2">.</text:span>out<text:span text:style-name="T2">.</text:span>println<text:span text:style-name="T2">(</text:span>"\nOpcao invalida, tente novamente\n"<text:span text:style-name="T2">);</text:span></text:p>
      <text:p text:style-name="P1"><text:span text:style-name="T1">106: </text:span><text:s text:c="27"/><text:span text:style-name="T2">break;</text:span></text:p>
      <text:p text:style-name="P1"><text:span text:style-name="T1">107: </text:span><text:s text:c="27"/><text:span text:style-name="T2">default</text:span>: System<text:span text:style-name="T2">.</text:span>exit<text:span text:style-name="T2">(</text:span>0<text:span text:style-name="T2">);</text:span></text:p>
      <text:p text:style-name="P1"><text:span text:style-name="T1">108: </text:span><text:s text:c="19"/><text:span text:style-name="T2">}</text:span></text:p>
      <text:p text:style-name="P1"><text:span text:style-name="T1">109: </text:span><text:s text:c="11"/><text:span text:style-name="T2">}</text:span></text:p>
      <text:p text:style-name="P1"><text:span text:style-name="T1">110: </text:span><text:s text:c="3"/><text:span text:style-name="T2">}</text:span></text:p>
      <text:p text:style-name="P1"><text:span text:style-name="T1">111: </text:span><text:s text:c="3"/><text:span text:style-name="T2">static</text:span> <text:span text:style-name="T2">void</text:span> buscaPorCPF<text:span text:style-name="T2">()</text:span> <text:span text:style-name="T2">throws</text:span> IOException <text:span text:style-name="T2">{</text:span></text:p>
      <text:p text:style-name="P1"><text:span text:style-name="T1">112: </text:span><text:s text:c="11"/>String cpf = panel<text:span text:style-name="T2">.</text:span>showInputDialog<text:span text:style-name="T2">(</text:span>"Digite o CPF desejado:"<text:span text:style-name="T2">);</text:span></text:p>
      <text:p text:style-name="P1"><text:span text:style-name="T1">113: </text:span><text:s text:c="11"/>HumanTree result = dataCPF<text:span text:style-name="T2">.</text:span>pesquisaCPF <text:span text:style-name="T2">(</text:span>cpf<text:span text:style-name="T2">);</text:span></text:p>
      <text:p text:style-name="P1"><text:span text:style-name="T1">114: </text:span><text:s text:c="11"/><text:span text:style-name="T2">if</text:span> <text:span text:style-name="T2">(</text:span>result != <text:span text:style-name="T2">null)</text:span> result<text:span text:style-name="T2">.</text:span>imprime<text:span text:style-name="T2">();</text:span></text:p>
      <text:p text:style-name="P1"><text:span text:style-name="T1">115: </text:span><text:s text:c="11"/><text:span text:style-name="T2">else</text:span> System<text:span text:style-name="T2">.</text:span>out<text:span text:style-name="T2">.</text:span>println<text:span text:style-name="T2">(</text:span>"\nNenhuma ocorrencia para "+cpf+"\n"<text:span text:style-name="T2">);</text:span></text:p>
      <text:p text:style-name="P1"><text:span text:style-name="T1">116: </text:span><text:s text:c="3"/><text:span text:style-name="T2">}</text:span></text:p>
      <text:p text:style-name="P1"><text:span text:style-name="T1">117: </text:span><text:s text:c="3"/><text:span text:style-name="T2">static</text:span> <text:span text:style-name="T2">void</text:span> buscaPorNome<text:span text:style-name="T2">()</text:span> <text:span text:style-name="T2">throws</text:span> IOException <text:span text:style-name="T2">{</text:span></text:p>
      <text:p text:style-name="P1"><text:span text:style-name="T1">118: </text:span><text:s text:c="11"/>String nome = panel<text:span text:style-name="T2">.</text:span>showInputDialog<text:span text:style-name="T2">(</text:span>"Digite o Nome desejado:"<text:span text:style-name="T2">);</text:span></text:p>
      <text:p text:style-name="P1"><text:span text:style-name="T1">119: </text:span><text:s text:c="11"/>HumanTree<text:span text:style-name="T2">[]</text:span> result = dataNome<text:span text:style-name="T2">.</text:span>pesquisaNome <text:span text:style-name="T2">(</text:span>nome<text:span text:style-name="T2">);</text:span></text:p>
      <text:p text:style-name="P1"><text:span text:style-name="T1">120: </text:span><text:s text:c="11"/><text:span text:style-name="T2">if</text:span> <text:span text:style-name="T2">(</text:span>result<text:span text:style-name="T2">[</text:span>0<text:span text:style-name="T2">]</text:span> == <text:span text:style-name="T2">null)</text:span> <text:span text:style-name="T2">{</text:span></text:p>
      <text:p text:style-name="P1"><text:span text:style-name="T1">121: </text:span><text:s text:c="19"/>System<text:span text:style-name="T2">.</text:span>out<text:span text:style-name="T2">.</text:span>println <text:span text:style-name="T2">(</text:span>"\nNao foi encontrada nenhuma ocorrencia para "+nome+"\n"<text:span text:style-name="T2">);</text:span></text:p>
      <text:p text:style-name="P1"><text:span text:style-name="T1">122: </text:span><text:s text:c="11"/><text:span text:style-name="T2">}</text:span></text:p>
      <text:p text:style-name="P1"><text:span text:style-name="T1">123: </text:span><text:s text:c="11"/><text:span text:style-name="T2">else</text:span> <text:span text:style-name="T2">{</text:span></text:p>
      <text:p text:style-name="P1"><text:span text:style-name="T1">124: </text:span><text:s text:c="19"/><text:span text:style-name="T2">for</text:span> <text:span text:style-name="T2">(</text:span>HumanTree x : result<text:span text:style-name="T2">)</text:span> <text:span text:style-name="T2">{</text:span></text:p>
      <text:p text:style-name="P1"><text:span text:style-name="T1">125: </text:span><text:s text:c="27"/><text:span text:style-name="T2">if</text:span> <text:span text:style-name="T2">(</text:span>x == <text:span text:style-name="T2">null)</text:span> <text:span text:style-name="T2">break;</text:span></text:p>
      <text:p text:style-name="P1"><text:span text:style-name="T1">126: </text:span><text:s text:c="27"/><text:span text:style-name="T2">else</text:span> x<text:span text:style-name="T2">.</text:span>imprime<text:span text:style-name="T2">();</text:span></text:p>
      <text:p text:style-name="P1"><text:span text:style-name="T1">127: </text:span><text:s text:c="19"/><text:span text:style-name="T2">}</text:span></text:p>
      <text:p text:style-name="P1"><text:span text:style-name="T1">128: </text:span><text:s text:c="11"/><text:span text:style-name="T2">}</text:span></text:p>
      <text:p text:style-name="P1"><text:span text:style-name="T1">129: </text:span><text:s text:c="3"/><text:span text:style-name="T2">}</text:span></text:p>
      <text:p text:style-name="P1"><text:span text:style-name="T1">130: </text:span><text:s text:c="3"/><text:span text:style-name="T2">static</text:span> <text:span text:style-name="T2">void</text:span> deletaRegistro<text:span text:style-name="T2">()</text:span> <text:span text:style-name="T2">throws</text:span> IOException <text:span text:style-name="T2">{</text:span> <text:s text:c="14"/></text:p>
      <text:p text:style-name="P1"><text:span text:style-name="T1">131: </text:span><text:s text:c="11"/>String cpf = panel<text:span text:style-name="T2">.</text:span>showInputDialog<text:span text:style-name="T2">(</text:span>"Digite o CPF que voce deseja remover"<text:span text:style-name="T2">);</text:span></text:p>
      <text:p text:style-name="P1"><text:span text:style-name="T1">132: </text:span><text:s text:c="11"/><text:span text:style-name="T3">//Obtem o nodo a ser removido</text:span></text:p>
      <text:p text:style-name="P1"><text:span text:style-name="T1">133: </text:span><text:s text:c="11"/>HumanTree deletar = dataCPF<text:span text:style-name="T2">.</text:span>pesquisaCPF<text:span text:style-name="T2">(</text:span>cpf<text:span text:style-name="T2">);</text:span> <text:s text:c="10"/></text:p>
      <text:p text:style-name="P1"><text:span text:style-name="T1">134: </text:span><text:s text:c="11"/>String nome = deletar<text:span text:style-name="T2">.</text:span>getName<text:span text:style-name="T2">();</text:span></text:p>
      <text:p text:style-name="P1"><text:span text:style-name="T1">135: </text:span><text:s text:c="11"/><text:span text:style-name="T3">//Remove o nodo da arvore de cpf</text:span></text:p>
      <text:p text:style-name="P1"><text:span text:style-name="T1">136: </text:span><text:s text:c="11"/>dataCPF<text:span text:style-name="T2">.</text:span>remove<text:span text:style-name="T2">(</text:span>deletar<text:span text:style-name="T2">);</text:span> <text:s text:c="15"/></text:p>
      <text:p text:style-name="P1"><text:span text:style-name="T1">137: </text:span><text:s text:c="11"/><text:span text:style-name="T3">//Pesquisa os possiveis equivalentes na arvore de nomes</text:span></text:p>
      <text:p text:style-name="P1"><text:span text:style-name="T1">138: </text:span><text:s text:c="11"/>HumanTree<text:span text:style-name="T2">[]</text:span> candidatos = dataNome<text:span text:style-name="T2">.</text:span>pesquisaNome<text:span text:style-name="T2">(</text:span>nome<text:span text:style-name="T2">);</text:span></text:p>
      <text:p text:style-name="P1"><text:span text:style-name="T1">139: </text:span><text:s text:c="11"/><text:span text:style-name="T2">for</text:span> <text:span text:style-name="T2">(int</text:span> i=0<text:span text:style-name="T2">;</text:span> i&lt; candidatos<text:span text:style-name="T2">.</text:span>length<text:span text:style-name="T2">;</text:span>i++<text:span text:style-name="T2">)</text:span> <text:span text:style-name="T2">{</text:span></text:p>
      <text:p text:style-name="P1"><text:span text:style-name="T1">140: </text:span><text:s text:c="11"/><text:span text:style-name="T3">//Remove o equivalente</text:span></text:p>
      <text:p text:style-name="P1"><text:span text:style-name="T1">141: </text:span><text:s text:c="19"/><text:span text:style-name="T2">if</text:span> <text:span text:style-name="T2">(</text:span> candidatos<text:span text:style-name="T2">[</text:span>i<text:span text:style-name="T2">].</text:span>getCPF<text:span text:style-name="T2">().</text:span>equals<text:span text:style-name="T2">(</text:span>cpf<text:span text:style-name="T2">)</text:span> <text:span text:style-name="T2">)</text:span> dataNome<text:span text:style-name="T2">.</text:span>remove<text:span text:style-name="T2">(</text:span>candidatos<text:span text:style-name="T2">[</text:span>i<text:span text:style-name="T2">]);</text:span></text:p>
      <text:p text:style-name="P1"><text:span text:style-name="T1">142: </text:span><text:s text:c="19"/><text:span text:style-name="T2">break;</text:span></text:p>
      <text:p text:style-name="P1"><text:span text:style-name="T1">143: </text:span><text:s text:c="11"/><text:span text:style-name="T2">}</text:span></text:p>
      <text:p text:style-name="P1"><text:span text:style-name="T1">144: </text:span><text:s text:c="3"/><text:span text:style-name="T2">}</text:span></text:p>
      <text:p text:style-name="P3"><text:span text:style-name="T1">145: </text:span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Andale Sans UI" svg:font-family="'Andale Sans UI'" style:font-pitch="variable"/>
    <style:font-face style:name="Lucida Sans" svg:font-family="'Lucida Sans'" style:font-pitch="variable"/>
    <style:font-face style:name="Lucida Bright" svg:font-family="'Lucida Brigh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Bright" fo:font-size="12pt" fo:language="en" fo:country="US" style:font-name-asian="Andale Sans UI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V - AEDS II</text:title><text:tab/><text:tab/><text:subject>Anexo I - Código Fonte - PeopleIndexer.java</text:subject></text:p>
      </style:header>
      <style:footer>
        <text:p text:style-name="P2"><text:tab/><text:tab/><text:span text:style-name="T1"><text:page-number text:select-page="current">2</text:page-number></text:span><text:span text:style-name="T1">/</text:span><text:span text:style-name="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Trabalho Prático V - AEDS II</dc:title>
    <dc:subject>Anexo I - Código Fonte - PeopleIndexer.java</dc:subject>
    <meta:creation-date>2006-05-03T11:18:08</meta:creation-date>
    <dc:date>2006-06-06T11:26:17</dc:date>
    <dc:language>en-US</dc:language>
    <meta:editing-cycles>40</meta:editing-cycles>
    <meta:editing-duration>PT5H26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7" meta:word-count="595" meta:character-count="7145"/>
  </office:meta>
</office:document-meta>
</file>